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PGothic" svg:font-family="IPAPGothic" style:font-family-generic="system" style:font-pitch="variable"/>
    <style:font-face style:name="IPAPMincho" svg:font-family="IPAPMinch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9.15cm" fo:min-width="14.6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3.95cm" fo:min-width="1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3.632cm" fo:min-width="14cm"/>
    </style:style>
    <style:style style:name="gr4" style:family="graphic" style:parent-style-name="standard">
      <style:graphic-properties draw:stroke="none" svg:stroke-color="#000000" draw:fill="none" draw:fill-color="#ffffff" fo:min-height="1.0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36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4.09cm" fo:min-width="13.6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59cm" fo:min-width="13.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65cm" fo:min-width="13.2cm"/>
    </style:style>
    <style:style style:name="gr10" style:family="graphic" style:parent-style-name="standard">
      <style:graphic-properties draw:stroke="none" svg:stroke-color="#000000" draw:fill="none" draw:fill-color="#ffffff" fo:min-height="0.71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615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justify" draw:auto-grow-height="false" draw:auto-grow-width="true" fo:min-width="1cm"/>
      <style:paragraph-properties style:writing-mode="tb-r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style:writing-mode="tb-rl"/>
    </style:style>
    <style:style style:name="P4" style:family="paragraph">
      <loext:graphic-properties draw:fill="none" draw:fill-color="#ffffff"/>
      <style:paragraph-properties style:writing-mode="tb-r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15.1cm" svg:height="19.4cm" svg:x="2.9cm" svg:y="2.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5cm" svg:height="14.2cm" svg:x="3.2cm" svg:y="7.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5cm" svg:height="3.882cm" svg:x="3.2cm" svg:y="3.01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8.3cm" svg:height="1.3cm" svg:x="3.3cm" svg:y="3.2cm">
          <draw:text-box>
            <text:p>MML header</text:p>
          </draw:text-box>
        </draw:frame>
        <draw:frame draw:style-name="gr5" draw:text-style-name="P2" draw:layer="layout" svg:width="3.436cm" svg:height="0.962cm" svg:x="3.564cm" svg:y="7.638cm">
          <draw:text-box>
            <text:p>MML body</text:p>
          </draw:text-box>
        </draw:frame>
        <draw:frame draw:style-name="gr6" draw:text-style-name="P2" draw:layer="layout" svg:width="12.6cm" svg:height="3.095cm" svg:x="5.1cm" svg:y="4.316cm">
          <draw:text-box>
            <text:list text:style-name="L1">
              <text:list-item>
                <text:p>Creator information(mmlCi:CreatorInfo)</text:p>
              </text:list-item>
              <text:list-item>
                <text:p>Patient ID(masterId)</text:p>
              </text:list-item>
              <text:list-item>
                <text:p>TOC(Table of Contents)</text:p>
              </text:list-item>
            </text:list>
          </draw:text-box>
        </draw:frame>
        <draw:g>
          <draw:custom-shape draw:style-name="gr7" draw:text-style-name="P1" draw:layer="layout" svg:width="14.1cm" svg:height="4.34cm" svg:x="3.4cm" svg:y="8.7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3.7cm" svg:height="0.84cm" svg:x="3.6cm" svg:y="9.6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3.7cm" svg:height="1.9cm" svg:x="3.6cm" svg:y="10.8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2.3cm" svg:height="0.962cm" svg:x="4.1cm" svg:y="8.7cm">
            <draw:text-box>
              <text:p>Item</text:p>
            </draw:text-box>
          </draw:frame>
          <draw:frame draw:style-name="gr10" draw:text-style-name="P2" draw:layer="layout" svg:width="6.4cm" svg:height="0.962cm" svg:x="4.3cm" svg:y="9.638cm">
            <draw:text-box>
              <text:p>docInfo</text:p>
            </draw:text-box>
          </draw:frame>
          <draw:frame draw:style-name="gr11" draw:text-style-name="P2" draw:layer="layout" svg:width="6.115cm" svg:height="0.962cm" svg:x="4.485cm" svg:y="11.1cm">
            <draw:text-box>
              <text:p>Content module</text:p>
            </draw:text-box>
          </draw:frame>
        </draw:g>
        <draw:g>
          <draw:custom-shape draw:style-name="gr7" draw:text-style-name="P1" draw:layer="layout" svg:width="14.1cm" svg:height="4.34cm" svg:x="3.4cm" svg:y="13.3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3.7cm" svg:height="0.84cm" svg:x="3.6cm" svg:y="14.26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13.7cm" svg:height="1.9cm" svg:x="3.6cm" svg:y="15.4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2" draw:layer="layout" svg:width="2.3cm" svg:height="0.962cm" svg:x="4.1cm" svg:y="13.3cm">
            <draw:text-box>
              <text:p>Item</text:p>
            </draw:text-box>
          </draw:frame>
          <draw:frame draw:style-name="gr10" draw:text-style-name="P2" draw:layer="layout" svg:width="6.4cm" svg:height="0.962cm" svg:x="4.3cm" svg:y="14.238cm">
            <draw:text-box>
              <text:p>docInfo</text:p>
            </draw:text-box>
          </draw:frame>
          <draw:frame draw:style-name="gr11" draw:text-style-name="P2" draw:layer="layout" svg:width="6.115cm" svg:height="0.962cm" svg:x="4.485cm" svg:y="15.7cm">
            <draw:text-box>
              <text:p>Content module</text:p>
            </draw:text-box>
          </draw:frame>
        </draw:g>
        <draw:frame draw:style-name="gr12" draw:text-style-name="P4" draw:layer="layout" svg:width="1.771cm" svg:height="2.3cm" svg:x="8.929cm" svg:y="18.1cm">
          <draw:text-box>
            <text:p text:style-name="P3">・・・・・・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PGothic" svg:font-family="IPAPGothic" style:font-family-generic="system" style:font-pitch="variable"/>
    <style:font-face style:name="IPAPMincho" svg:font-family="IPAPMinch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PMincho" style:font-size-asian="24pt" style:language-asian="ja" style:country-asian="JP" style:font-name-complex="IPA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30T01:17:08.684801681</meta:creation-date>
    <dc:date>2016-05-31T22:32:01.210763640</dc:date>
    <meta:editing-duration>PT11M1S</meta:editing-duration>
    <meta:editing-cycles>2</meta:editing-cycles>
    <meta:generator>LibreOffice/5.0.6.3$FreeBSD_X86_64 LibreOffice_project/00m0$Build-3</meta:generator>
    <meta:document-statistic meta:object-count="21"/>
  </office:meta>
</office:document-meta>
</file>